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17in"/>
    </style:style>
    <style:style style:name="co2" style:family="table-column">
      <style:table-column-properties fo:break-before="auto" style:column-width="3.8236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31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sgcw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avert's coachman</text:p>
          </table:table-cell>
          <table:table-cell office:value-type="string">
            <text:p>Coachman assisting Javer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nonymous worker</text:p>
          </table:table-cell>
          <table:table-cell office:value-type="string">
            <text:p>Anonymous worker at barrica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Government troo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Insurgent wor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Concierge, l'Homme Armé</text:p>
          </table:table-cell>
          <table:table-cell office:value-type="string">
            <text:p>Concierge at rue de l'Homme Armé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Concierge's husband</text:p>
          </table:table-cell>
          <table:table-cell office:value-type="string">
            <text:p>Husband of Concierge at rue de l'Homme Armé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Doctor, Valjean</text:p>
          </table:table-cell>
          <table:table-cell office:value-type="string">
            <text:p>Doctor to Valjean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Concierge, Gillenormand</text:p>
          </table:table-cell>
          <table:table-cell office:value-type="string">
            <text:p>Concierge at Gillenorm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octor, Gillenormand</text:p>
          </table:table-cell>
          <table:table-cell office:value-type="string">
            <text:p>Doctor at Gillenorm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Jean Valje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Mariu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Nicolette</text:p>
          </table:table-cell>
          <table:table-cell office:value-type="string">
            <text:p>Nicolette, maid to Gillenorm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Sewermen</text:p>
          </table:table-cell>
          <table:table-cell office:value-type="string">
            <text:p>Sewerm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</table:table>
      <table:database-ranges>
        <table:database-range table:target-range-address="Sheet1.A1:Sheet1.D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0/19/2015</text:date>, <text:time>11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11:53:58</dc:date>
    <dc:creator>Sergei Kalugin</dc:creator>
    <meta:document-statistic meta:table-count="1" meta:cell-count="124" meta:object-count="0"/>
    <meta:generator>OpenOffice/4.1.1$Unix OpenOffice.org_project/411m6$Build-9775</meta:generator>
  </office:meta>
</office:document-meta>
</file>